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Chandas" svg:font-family="Chandas" style:font-pitch="variable"/>
    <style:font-face style:name="Samyak Devanagari" svg:font-family="'Samyak Devanagari'"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f895" officeooo:paragraph-rsid="0010f895"/>
    </style:style>
    <style:style style:name="P2" style:family="paragraph" style:parent-style-name="Standard">
      <style:text-properties style:font-name="DejaVu Sans" fo:font-size="15pt" officeooo:rsid="0010f895" officeooo:paragraph-rsid="0010f895" style:font-size-asian="15pt" style:font-size-complex="15pt"/>
    </style:style>
    <style:style style:name="T1" style:family="text">
      <style:text-properties style:font-name="Ubuntu Mono" officeooo:rsid="00137d48"/>
    </style:style>
    <style:style style:name="T2" style:family="text">
      <style:text-properties officeooo:rsid="0012b227"/>
    </style:style>
    <style:style style:name="T3" style:family="text">
      <style:text-properties officeooo:rsid="00137d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0<text:span text:style-name="T2">3</text:span></text:p>
      <text:p text:style-name="P1"/>
      <text:p text:style-name="P1">The program <text:span text:style-name="T3">first opens a file called </text:span><text:span text:style-name="T1">input.in</text:span><text:span text:style-name="T3"> using the </text:span><text:span text:style-name="T1">fopen()</text:span><text:span text:style-name="T3"> function, and checks if a problem has occurred during the opening operation. </text:span></text:p>
      <text:p text:style-name="P1"><text:tab/><text:span text:style-name="T3">The workload is split among 3 threads: the </text:span><text:span text:style-name="T1">main()</text:span><text:span text:style-name="T3"> thread performs the Input operations, the </text:span><text:span text:style-name="T1">processing_routine()</text:span><text:span text:style-name="T3"> performs the Processing operations, and the </text:span><text:span text:style-name="T1">output_routine()</text:span><text:span text:style-name="T3"> performs the Output operations. </text:span></text:p>
      <text:p text:style-name="P1"><text:tab/><text:span text:style-name="T3">At each iteration, the Input thread reads a </text:span><text:span text:style-name="T1">char</text:span><text:span text:style-name="T3"> from the file using the </text:span><text:span text:style-name="T1">getc()</text:span><text:span text:style-name="T3"> function, and creates a Processing thread and an Output thread, and synchronizes with them using </text:span><text:span text:style-name="T1">pthread_join()</text:span><text:span text:style-name="T3">. At the end of each iteration, the global variables </text:span><text:span text:style-name="T1">next</text:span><text:span text:style-name="T3">, </text:span><text:span text:style-name="T1">this</text:span><text:span text:style-name="T3"> and </text:span><text:span text:style-name="T1">last</text:span><text:span text:style-name="T3"> are updated according to the specifications.</text:span></text:p>
      <text:p text:style-name="P1"><text:tab/><text:span text:style-name="T3">In the first iteration we don’t have the Processing and Output thread (since we have to wait for the completion of the Input thread), while in the second iteration we don’t have the Output thread, which is still waiting for the Processing thread to complete its work.</text:span></text:p>
      <text:p text:style-name="P1"><text:tab/><text:span text:style-name="T3">The last two iterations (which only involve the Processing and Output operations) are unrolled from the lo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Chandas" svg:font-family="Chandas" style:font-pitch="variable"/>
    <style:font-face style:name="Samyak Devanagari" svg:font-family="'Samyak Devanagari'"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4:16:49.689509468</meta:creation-date>
    <dc:date>2019-03-09T14:49:25.050535840</dc:date>
    <meta:editing-duration>PT10M18S</meta:editing-duration>
    <meta:editing-cycles>3</meta:editing-cycles>
    <meta:generator>LibreOffice/6.0.7.3$Linux_X86_64 LibreOffice_project/00m0$Build-3</meta:generator>
    <meta:document-statistic meta:table-count="0" meta:image-count="0" meta:object-count="0" meta:page-count="1" meta:paragraph-count="6" meta:word-count="165" meta:character-count="1039" meta:non-whitespace-character-count="874"/>
  </office:meta>
</office:document-meta>
</file>